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10000000A4B25D8B99120DCD7.png" manifest:media-type="image/png"/>
  <manifest:file-entry manifest:full-path="Pictures/10000000000000010000000AFD0BC11460B6D1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19cm" svg:stroke-color="#d6d3ce" draw:stroke-linejoin="miter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none" draw:fill="solid" draw:fill-color="#d6d3ce"/>
    </style:style>
    <style:style style:name="gr5" style:family="graphic" style:parent-style-name="standard">
      <style:graphic-properties draw:stroke="none" draw:fill="solid" draw:fill-color="#e8e8e8"/>
    </style:style>
    <style:style style:name="gr6" style:family="graphic" style:parent-style-name="standard">
      <style:graphic-properties draw:stroke="none" draw:fill="solid" draw:fill-color="#b0b0b0"/>
    </style:style>
    <style:style style:name="gr7" style:family="graphic" style:parent-style-name="standard">
      <style:graphic-properties draw:stroke="none" draw:fill="solid" draw:fill-color="#cccccc"/>
    </style:style>
    <style:style style:name="gr8" style:family="graphic" style:parent-style-name="standard">
      <style:graphic-properties draw:stroke="none" draw:fill="solid" draw:fill-color="#0000ee"/>
    </style:style>
    <style:style style:name="gr9" style:family="graphic" style:parent-style-name="standard">
      <style:graphic-properties draw:stroke="none" draw:fill="solid" draw:fill-color="#551a8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63cm" fo:min-width="0.263cm" fo:padding-top="0cm" fo:padding-bottom="0cm" fo:padding-left="0cm" fo:padding-right="0cm"/>
    </style:style>
    <style:style style:name="gr11" style:family="graphic" style:parent-style-name="standard">
      <style:graphic-properties draw:stroke="none" draw:fill="solid" draw:fill-color="#a0a0a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1cm" fo:min-width="0.2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4cm" fo:min-width="0.47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8pt" style:font-size-asian="8pt" style:font-size-complex="8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d6d3ce"/>
    </style:style>
    <style:style style:name="P6" style:family="paragraph">
      <loext:graphic-properties draw:fill="solid" draw:fill-color="#e8e8e8"/>
    </style:style>
    <style:style style:name="P7" style:family="paragraph">
      <loext:graphic-properties draw:fill="solid" draw:fill-color="#b0b0b0"/>
    </style:style>
    <style:style style:name="P8" style:family="paragraph">
      <loext:graphic-properties draw:fill="solid" draw:fill-color="#cccccc"/>
    </style:style>
    <style:style style:name="P9" style:family="paragraph">
      <loext:graphic-properties draw:fill="solid" draw:fill-color="#0000ee"/>
    </style:style>
    <style:style style:name="P10" style:family="paragraph">
      <loext:graphic-properties draw:fill="solid" draw:fill-color="#551a8b"/>
    </style:style>
    <style:style style:name="P11" style:family="paragraph">
      <loext:graphic-properties draw:fill="none"/>
      <style:text-properties fo:font-size="7.5pt" style:font-size-asian="7.5pt" style:font-size-complex="7.5pt"/>
    </style:style>
    <style:style style:name="P12" style:family="paragraph">
      <loext:graphic-properties draw:fill="solid" draw:fill-color="#a0a0a0"/>
    </style:style>
    <style:style style:name="P13" style:family="paragraph">
      <loext:graphic-properties draw:fill="none"/>
      <style:text-properties fo:font-size="6pt" style:font-size-asian="6pt" style:font-size-complex="6pt"/>
    </style:style>
    <style:style style:name="P14" style:family="paragraph">
      <loext:graphic-properties draw:fill="none"/>
      <style:text-properties fo:font-size="13.5pt" style:font-size-asian="13.5pt" style:font-size-complex="13.5pt"/>
    </style:style>
    <style:style style:name="T1" style:family="text">
      <style:text-properties fo:color="#000000" style:font-name="DejaVuSans" fo:font-size="8pt" style:font-size-asian="8pt" style:font-name-complex="DejaVuSans" style:font-size-complex="8pt"/>
    </style:style>
    <style:style style:name="T2" style:family="text">
      <style:text-properties fo:color="#0000ee" style:font-name="Arial" fo:font-size="7.5pt" style:font-size-asian="7.5pt" style:font-name-complex="Arial" style:font-size-complex="7.5pt"/>
    </style:style>
    <style:style style:name="T3" style:family="text">
      <style:text-properties fo:color="#551a8b" style:font-name="Arial" fo:font-size="7.5pt" style:font-size-asian="7.5pt" style:font-name-complex="Arial" style:font-size-complex="7.5pt"/>
    </style:style>
    <style:style style:name="T4" style:family="text">
      <style:text-properties fo:color="#4c4c4c" style:font-name="Arial" fo:font-size="6pt" style:font-size-asian="6pt" style:font-name-complex="Arial" style:font-size-complex="6pt"/>
    </style:style>
    <style:style style:name="T5" style:family="text">
      <style:text-properties fo:color="#000000" style:font-name="Arial" fo:font-size="7.5pt" style:font-size-asian="7.5pt" style:font-name-complex="Arial" style:font-size-complex="7.5pt"/>
    </style:style>
    <style:style style:name="T6" style:family="text">
      <style:text-properties fo:color="#000000" style:font-name="Arial" fo:font-size="13.5pt" fo:font-weight="bold" style:font-size-asian="13.5pt" style:font-name-complex="Arial" style:font-size-complex="13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.799cm" svg:height="5.999cm" svg:x="0.4cm" svg:y="0cm" svg:viewBox="0 0 19800 6000" draw:points="0,0 19800,0 19800,6000 0,6000">
          <text:p/>
        </draw:polygon>
        <draw:frame draw:style-name="gr2" draw:text-style-name="P3" draw:layer="layout" svg:width="1.653cm" svg:height="0.331cm" svg:x="0.934cm" svg:y="0.514cm">
          <draw:text-box>
            <text:p text:style-name="P2"><text:span text:style-name="T1">1</text:span><text:span text:style-name="T1">9</text:span><text:span text:style-name="T1">/</text:span><text:span text:style-name="T1">0</text:span><text:span text:style-name="T1">3</text:span><text:span text:style-name="T1">/</text:span><text:span text:style-name="T1">2</text:span><text:span text:style-name="T1">0</text:span><text:span text:style-name="T1">1</text:span><text:span text:style-name="T1">9</text:span></text:p>
          </draw:text-box>
        </draw:frame>
        <draw:frame draw:style-name="gr2" draw:text-style-name="P3" draw:layer="layout" svg:width="3.579cm" svg:height="0.331cm" svg:x="10.085cm" svg:y="0.514cm">
          <draw:text-box>
            <text:p text:style-name="P2"><text:span text:style-name="T1">com.mycompany.unicafe</text:span></text:p>
          </draw:text-box>
        </draw:frame>
        <draw:frame draw:style-name="gr2" draw:text-style-name="P3" draw:layer="layout" svg:width="18.205cm" svg:height="0.331cm" svg:x="0.934cm" svg:y="28.854cm">
          <draw:text-box>
            <text:p text:style-name="P2"><text:span text:style-name="T1">ﬁle:///home/vipy/Documents/Ohjelmistotekniikka/ot-harjoitustyo/laskarit/viikko2/Unicafe/target/site/jacoco/com.mycompany.uni</text:span></text:p>
          </draw:text-box>
        </draw:frame>
        <draw:frame draw:style-name="gr2" draw:text-style-name="P3" draw:layer="layout" svg:width="0.286cm" svg:height="0.331cm" svg:x="18.949cm" svg:y="28.851cm">
          <draw:text-box>
            <text:p text:style-name="P2"><text:span text:style-name="T1">…</text:span></text:p>
          </draw:text-box>
        </draw:frame>
        <draw:polygon draw:style-name="gr1" draw:text-style-name="P1" draw:layer="layout" svg:width="18.979cm" svg:height="27.687cm" svg:x="1.023cm" svg:y="1.023cm" svg:viewBox="0 0 18980 27688" draw:points="0,0 18980,0 18980,27688 0,27688">
          <text:p/>
        </draw:polygon>
        <draw:polygon draw:style-name="gr3" draw:text-style-name="P4" draw:layer="layout" svg:width="18.643cm" svg:height="0.396cm" svg:x="1.191cm" svg:y="1.191cm" svg:viewBox="0 0 18644 397" draw:points="0,0 18644,0 18644,397 0,397">
          <text:p/>
        </draw:polygon>
        <draw:polygon draw:style-name="gr1" draw:text-style-name="P1" draw:layer="layout" svg:width="1.999cm" svg:height="0.336cm" svg:x="1.181cm" svg:y="2.784cm" svg:viewBox="0 0 2000 337" draw:points="0,0 2000,0 2000,337 0,337">
          <text:p/>
        </draw:polygon>
        <draw:polygon draw:style-name="gr1" draw:text-style-name="P1" draw:layer="layout" svg:width="2.691cm" svg:height="0.336cm" svg:x="3.18cm" svg:y="2.784cm" svg:viewBox="0 0 2692 337" draw:points="0,0 2692,0 2692,337 0,337">
          <text:p/>
        </draw:polygon>
        <draw:polygon draw:style-name="gr1" draw:text-style-name="P1" draw:layer="layout" svg:width="1.01cm" svg:height="0.336cm" svg:x="5.871cm" svg:y="2.784cm" svg:viewBox="0 0 1011 337" draw:points="0,0 1011,0 1011,337 0,337">
          <text:p/>
        </draw:polygon>
        <draw:polygon draw:style-name="gr1" draw:text-style-name="P1" draw:layer="layout" svg:width="2.632cm" svg:height="0.336cm" svg:x="6.881cm" svg:y="2.784cm" svg:viewBox="0 0 2633 337" draw:points="0,0 2633,0 2633,337 0,337">
          <text:p/>
        </draw:polygon>
        <draw:polygon draw:style-name="gr1" draw:text-style-name="P1" draw:layer="layout" svg:width="1.009cm" svg:height="0.336cm" svg:x="9.513cm" svg:y="2.784cm" svg:viewBox="0 0 1010 337" draw:points="0,0 1010,0 1010,337 0,337">
          <text:p/>
        </draw:polygon>
        <draw:polygon draw:style-name="gr1" draw:text-style-name="P1" draw:layer="layout" svg:width="1.267cm" svg:height="0.336cm" svg:x="10.522cm" svg:y="2.784cm" svg:viewBox="0 0 1268 337" draw:points="0,0 1268,0 1268,337 0,337">
          <text:p/>
        </draw:polygon>
        <draw:polygon draw:style-name="gr1" draw:text-style-name="P1" draw:layer="layout" svg:width="0.851cm" svg:height="0.336cm" svg:x="11.789cm" svg:y="2.784cm" svg:viewBox="0 0 852 337" draw:points="0,0 852,0 852,337 0,337">
          <text:p/>
        </draw:polygon>
        <draw:polygon draw:style-name="gr1" draw:text-style-name="P1" draw:layer="layout" svg:width="1.266cm" svg:height="0.336cm" svg:x="12.64cm" svg:y="2.784cm" svg:viewBox="0 0 1267 337" draw:points="0,0 1267,0 1267,337 0,337">
          <text:p/>
        </draw:polygon>
        <draw:polygon draw:style-name="gr1" draw:text-style-name="P1" draw:layer="layout" svg:width="0.95cm" svg:height="0.336cm" svg:x="13.906cm" svg:y="2.784cm" svg:viewBox="0 0 951 337" draw:points="0,0 951,0 951,337 0,337">
          <text:p/>
        </draw:polygon>
        <draw:polygon draw:style-name="gr1" draw:text-style-name="P1" draw:layer="layout" svg:width="1.267cm" svg:height="0.336cm" svg:x="14.856cm" svg:y="2.784cm" svg:viewBox="0 0 1268 337" draw:points="0,0 1268,0 1268,337 0,337">
          <text:p/>
        </draw:polygon>
        <draw:polygon draw:style-name="gr1" draw:text-style-name="P1" draw:layer="layout" svg:width="1.346cm" svg:height="0.336cm" svg:x="16.123cm" svg:y="2.784cm" svg:viewBox="0 0 1347 337" draw:points="0,0 1347,0 1347,337 0,337">
          <text:p/>
        </draw:polygon>
        <draw:polygon draw:style-name="gr1" draw:text-style-name="P1" draw:layer="layout" svg:width="1.266cm" svg:height="0.336cm" svg:x="17.469cm" svg:y="2.784cm" svg:viewBox="0 0 1267 337" draw:points="0,0 1267,0 1267,337 0,337">
          <text:p/>
        </draw:polygon>
        <draw:polygon draw:style-name="gr1" draw:text-style-name="P1" draw:layer="layout" svg:width="1.267cm" svg:height="0.336cm" svg:x="18.735cm" svg:y="2.784cm" svg:viewBox="0 0 1268 337" draw:points="0,0 1268,0 1268,337 0,337">
          <text:p/>
        </draw:polygon>
        <draw:polygon draw:style-name="gr1" draw:text-style-name="P1" draw:layer="layout" svg:width="1.999cm" svg:height="0.336cm" svg:x="1.181cm" svg:y="2.784cm" svg:viewBox="0 0 2000 337" draw:points="0,0 2000,0 2000,337 0,337">
          <text:p/>
        </draw:polygon>
        <draw:polygon draw:style-name="gr1" draw:text-style-name="P1" draw:layer="layout" svg:width="2.691cm" svg:height="0.336cm" svg:x="3.18cm" svg:y="2.784cm" svg:viewBox="0 0 2692 337" draw:points="0,0 2692,0 2692,337 0,337">
          <text:p/>
        </draw:polygon>
        <draw:polygon draw:style-name="gr1" draw:text-style-name="P1" draw:layer="layout" svg:width="1.01cm" svg:height="0.336cm" svg:x="5.871cm" svg:y="2.784cm" svg:viewBox="0 0 1011 337" draw:points="0,0 1011,0 1011,337 0,337">
          <text:p/>
        </draw:polygon>
        <draw:polygon draw:style-name="gr1" draw:text-style-name="P1" draw:layer="layout" svg:width="2.632cm" svg:height="0.336cm" svg:x="6.881cm" svg:y="2.784cm" svg:viewBox="0 0 2633 337" draw:points="0,0 2633,0 2633,337 0,337">
          <text:p/>
        </draw:polygon>
        <draw:polygon draw:style-name="gr1" draw:text-style-name="P1" draw:layer="layout" svg:width="1.009cm" svg:height="0.336cm" svg:x="9.513cm" svg:y="2.784cm" svg:viewBox="0 0 1010 337" draw:points="0,0 1010,0 1010,337 0,337">
          <text:p/>
        </draw:polygon>
        <draw:polygon draw:style-name="gr1" draw:text-style-name="P1" draw:layer="layout" svg:width="1.267cm" svg:height="0.336cm" svg:x="10.522cm" svg:y="2.784cm" svg:viewBox="0 0 1268 337" draw:points="0,0 1268,0 1268,337 0,337">
          <text:p/>
        </draw:polygon>
        <draw:polygon draw:style-name="gr1" draw:text-style-name="P1" draw:layer="layout" svg:width="0.851cm" svg:height="0.336cm" svg:x="11.789cm" svg:y="2.784cm" svg:viewBox="0 0 852 337" draw:points="0,0 852,0 852,337 0,337">
          <text:p/>
        </draw:polygon>
        <draw:polygon draw:style-name="gr1" draw:text-style-name="P1" draw:layer="layout" svg:width="1.266cm" svg:height="0.336cm" svg:x="12.64cm" svg:y="2.784cm" svg:viewBox="0 0 1267 337" draw:points="0,0 1267,0 1267,337 0,337">
          <text:p/>
        </draw:polygon>
        <draw:polygon draw:style-name="gr1" draw:text-style-name="P1" draw:layer="layout" svg:width="0.95cm" svg:height="0.336cm" svg:x="13.906cm" svg:y="2.784cm" svg:viewBox="0 0 951 337" draw:points="0,0 951,0 951,337 0,337">
          <text:p/>
        </draw:polygon>
        <draw:polygon draw:style-name="gr1" draw:text-style-name="P1" draw:layer="layout" svg:width="1.267cm" svg:height="0.336cm" svg:x="14.856cm" svg:y="2.784cm" svg:viewBox="0 0 1268 337" draw:points="0,0 1268,0 1268,337 0,337">
          <text:p/>
        </draw:polygon>
        <draw:polygon draw:style-name="gr1" draw:text-style-name="P1" draw:layer="layout" svg:width="1.346cm" svg:height="0.336cm" svg:x="16.123cm" svg:y="2.784cm" svg:viewBox="0 0 1347 337" draw:points="0,0 1347,0 1347,337 0,337">
          <text:p/>
        </draw:polygon>
        <draw:polygon draw:style-name="gr1" draw:text-style-name="P1" draw:layer="layout" svg:width="1.266cm" svg:height="0.336cm" svg:x="17.469cm" svg:y="2.784cm" svg:viewBox="0 0 1267 337" draw:points="0,0 1267,0 1267,337 0,337">
          <text:p/>
        </draw:polygon>
        <draw:polygon draw:style-name="gr1" draw:text-style-name="P1" draw:layer="layout" svg:width="1.267cm" svg:height="0.336cm" svg:x="18.735cm" svg:y="2.784cm" svg:viewBox="0 0 1268 337" draw:points="0,0 1268,0 1268,337 0,337">
          <text:p/>
        </draw:polygon>
        <draw:polygon draw:style-name="gr4" draw:text-style-name="P5" draw:layer="layout" svg:width="1.267cm" svg:height="0.02cm" svg:x="18.735cm" svg:y="4.308cm" svg:viewBox="0 0 1268 21" draw:points="0,0 1268,0 1268,21 0,21">
          <text:p/>
        </draw:polygon>
        <draw:polygon draw:style-name="gr4" draw:text-style-name="P5" draw:layer="layout" svg:width="1.266cm" svg:height="0.02cm" svg:x="17.469cm" svg:y="4.308cm" svg:viewBox="0 0 1267 21" draw:points="0,0 1267,0 1267,21 0,21">
          <text:p/>
        </draw:polygon>
        <draw:polygon draw:style-name="gr4" draw:text-style-name="P5" draw:layer="layout" svg:width="1.366cm" svg:height="0.02cm" svg:x="16.123cm" svg:y="4.308cm" svg:viewBox="0 0 1367 21" draw:points="0,0 1367,0 1367,21 0,21">
          <text:p/>
        </draw:polygon>
        <draw:polygon draw:style-name="gr5" draw:text-style-name="P6" draw:layer="layout" svg:width="0.02cm" svg:height="0.396cm" svg:x="17.469cm" svg:y="4.308cm" svg:viewBox="0 0 21 397" draw:points="0,0 21,0 21,397 0,397">
          <text:p/>
        </draw:polygon>
        <draw:polygon draw:style-name="gr4" draw:text-style-name="P5" draw:layer="layout" svg:width="1.267cm" svg:height="0.02cm" svg:x="14.856cm" svg:y="4.308cm" svg:viewBox="0 0 1268 21" draw:points="0,0 1268,0 1268,21 0,21">
          <text:p/>
        </draw:polygon>
        <draw:polygon draw:style-name="gr4" draw:text-style-name="P5" draw:layer="layout" svg:width="0.97cm" svg:height="0.02cm" svg:x="13.906cm" svg:y="4.308cm" svg:viewBox="0 0 971 21" draw:points="0,0 971,0 971,21 0,21">
          <text:p/>
        </draw:polygon>
        <draw:polygon draw:style-name="gr5" draw:text-style-name="P6" draw:layer="layout" svg:width="0.02cm" svg:height="0.396cm" svg:x="14.856cm" svg:y="4.308cm" svg:viewBox="0 0 21 397" draw:points="0,0 21,0 21,397 0,397">
          <text:p/>
        </draw:polygon>
        <draw:polygon draw:style-name="gr4" draw:text-style-name="P5" draw:layer="layout" svg:width="1.266cm" svg:height="0.02cm" svg:x="12.64cm" svg:y="4.308cm" svg:viewBox="0 0 1267 21" draw:points="0,0 1267,0 1267,21 0,21">
          <text:p/>
        </draw:polygon>
        <draw:polygon draw:style-name="gr4" draw:text-style-name="P5" draw:layer="layout" svg:width="0.871cm" svg:height="0.02cm" svg:x="11.789cm" svg:y="4.308cm" svg:viewBox="0 0 872 21" draw:points="0,0 872,0 872,21 0,21">
          <text:p/>
        </draw:polygon>
        <draw:polygon draw:style-name="gr5" draw:text-style-name="P6" draw:layer="layout" svg:width="0.02cm" svg:height="0.396cm" svg:x="12.64cm" svg:y="4.308cm" svg:viewBox="0 0 21 397" draw:points="0,0 21,0 21,397 0,397">
          <text:p/>
        </draw:polygon>
        <draw:polygon draw:style-name="gr4" draw:text-style-name="P5" draw:layer="layout" svg:width="1.267cm" svg:height="0.02cm" svg:x="10.522cm" svg:y="4.308cm" svg:viewBox="0 0 1268 21" draw:points="0,0 1268,0 1268,21 0,21">
          <text:p/>
        </draw:polygon>
        <draw:polygon draw:style-name="gr4" draw:text-style-name="P5" draw:layer="layout" svg:width="1.029cm" svg:height="0.02cm" svg:x="9.513cm" svg:y="4.308cm" svg:viewBox="0 0 1030 21" draw:points="0,0 1030,0 1030,21 0,21">
          <text:p/>
        </draw:polygon>
        <draw:polygon draw:style-name="gr5" draw:text-style-name="P6" draw:layer="layout" svg:width="0.02cm" svg:height="0.396cm" svg:x="10.522cm" svg:y="4.308cm" svg:viewBox="0 0 21 397" draw:points="0,0 21,0 21,397 0,397">
          <text:p/>
        </draw:polygon>
        <draw:polygon draw:style-name="gr4" draw:text-style-name="P5" draw:layer="layout" svg:width="2.632cm" svg:height="0.02cm" svg:x="6.881cm" svg:y="4.308cm" svg:viewBox="0 0 2633 21" draw:points="0,0 2633,0 2633,21 0,21">
          <text:p/>
        </draw:polygon>
        <draw:polygon draw:style-name="gr4" draw:text-style-name="P5" draw:layer="layout" svg:width="1.029cm" svg:height="0.02cm" svg:x="5.871cm" svg:y="4.308cm" svg:viewBox="0 0 1030 21" draw:points="0,0 1030,0 1030,21 0,21">
          <text:p/>
        </draw:polygon>
        <draw:polygon draw:style-name="gr5" draw:text-style-name="P6" draw:layer="layout" svg:width="0.019cm" svg:height="0.396cm" svg:x="6.881cm" svg:y="4.308cm" svg:viewBox="0 0 20 397" draw:points="0,0 20,0 20,397 0,397">
          <text:p/>
        </draw:polygon>
        <draw:polygon draw:style-name="gr4" draw:text-style-name="P5" draw:layer="layout" svg:width="2.691cm" svg:height="0.02cm" svg:x="3.18cm" svg:y="4.308cm" svg:viewBox="0 0 2692 21" draw:points="0,0 2692,0 2692,21 0,21">
          <text:p/>
        </draw:polygon>
        <draw:polygon draw:style-name="gr4" draw:text-style-name="P5" draw:layer="layout" svg:width="2.019cm" svg:height="0.02cm" svg:x="1.181cm" svg:y="4.308cm" svg:viewBox="0 0 2020 21" draw:points="0,0 2020,0 2020,21 0,21">
          <text:p/>
        </draw:polygon>
        <draw:polygon draw:style-name="gr5" draw:text-style-name="P6" draw:layer="layout" svg:width="0.02cm" svg:height="0.396cm" svg:x="3.18cm" svg:y="4.308cm" svg:viewBox="0 0 21 397" draw:points="0,0 21,0 21,397 0,397">
          <text:p/>
        </draw:polygon>
        <draw:polygon draw:style-name="gr4" draw:text-style-name="P5" draw:layer="layout" svg:width="1.267cm" svg:height="0.02cm" svg:x="18.735cm" svg:y="4.308cm" svg:viewBox="0 0 1268 21" draw:points="0,0 1268,0 1268,21 0,21">
          <text:p/>
        </draw:polygon>
        <draw:polygon draw:style-name="gr4" draw:text-style-name="P5" draw:layer="layout" svg:width="1.266cm" svg:height="0.02cm" svg:x="17.469cm" svg:y="4.308cm" svg:viewBox="0 0 1267 21" draw:points="0,0 1267,0 1267,21 0,21">
          <text:p/>
        </draw:polygon>
        <draw:polygon draw:style-name="gr4" draw:text-style-name="P5" draw:layer="layout" svg:width="1.366cm" svg:height="0.02cm" svg:x="16.123cm" svg:y="4.308cm" svg:viewBox="0 0 1367 21" draw:points="0,0 1367,0 1367,21 0,21">
          <text:p/>
        </draw:polygon>
        <draw:polygon draw:style-name="gr5" draw:text-style-name="P6" draw:layer="layout" svg:width="0.02cm" svg:height="0.416cm" svg:x="17.469cm" svg:y="3.912cm" svg:viewBox="0 0 21 417" draw:points="0,0 21,0 21,417 0,417">
          <text:p/>
        </draw:polygon>
        <draw:polygon draw:style-name="gr4" draw:text-style-name="P5" draw:layer="layout" svg:width="1.267cm" svg:height="0.02cm" svg:x="14.856cm" svg:y="4.308cm" svg:viewBox="0 0 1268 21" draw:points="0,0 1268,0 1268,21 0,21">
          <text:p/>
        </draw:polygon>
        <draw:polygon draw:style-name="gr4" draw:text-style-name="P5" draw:layer="layout" svg:width="0.97cm" svg:height="0.02cm" svg:x="13.906cm" svg:y="4.308cm" svg:viewBox="0 0 971 21" draw:points="0,0 971,0 971,21 0,21">
          <text:p/>
        </draw:polygon>
        <draw:polygon draw:style-name="gr5" draw:text-style-name="P6" draw:layer="layout" svg:width="0.02cm" svg:height="0.416cm" svg:x="14.856cm" svg:y="3.912cm" svg:viewBox="0 0 21 417" draw:points="0,0 21,0 21,417 0,417">
          <text:p/>
        </draw:polygon>
        <draw:polygon draw:style-name="gr4" draw:text-style-name="P5" draw:layer="layout" svg:width="1.266cm" svg:height="0.02cm" svg:x="12.64cm" svg:y="4.308cm" svg:viewBox="0 0 1267 21" draw:points="0,0 1267,0 1267,21 0,21">
          <text:p/>
        </draw:polygon>
        <draw:polygon draw:style-name="gr4" draw:text-style-name="P5" draw:layer="layout" svg:width="0.871cm" svg:height="0.02cm" svg:x="11.789cm" svg:y="4.308cm" svg:viewBox="0 0 872 21" draw:points="0,0 872,0 872,21 0,21">
          <text:p/>
        </draw:polygon>
        <draw:polygon draw:style-name="gr5" draw:text-style-name="P6" draw:layer="layout" svg:width="0.02cm" svg:height="0.416cm" svg:x="12.64cm" svg:y="3.912cm" svg:viewBox="0 0 21 417" draw:points="0,0 21,0 21,417 0,417">
          <text:p/>
        </draw:polygon>
        <draw:polygon draw:style-name="gr4" draw:text-style-name="P5" draw:layer="layout" svg:width="1.267cm" svg:height="0.02cm" svg:x="10.522cm" svg:y="4.308cm" svg:viewBox="0 0 1268 21" draw:points="0,0 1268,0 1268,21 0,21">
          <text:p/>
        </draw:polygon>
        <draw:polygon draw:style-name="gr4" draw:text-style-name="P5" draw:layer="layout" svg:width="1.029cm" svg:height="0.02cm" svg:x="9.513cm" svg:y="4.308cm" svg:viewBox="0 0 1030 21" draw:points="0,0 1030,0 1030,21 0,21">
          <text:p/>
        </draw:polygon>
        <draw:polygon draw:style-name="gr5" draw:text-style-name="P6" draw:layer="layout" svg:width="0.02cm" svg:height="0.416cm" svg:x="10.522cm" svg:y="3.912cm" svg:viewBox="0 0 21 417" draw:points="0,0 21,0 21,417 0,417">
          <text:p/>
        </draw:polygon>
        <draw:polygon draw:style-name="gr4" draw:text-style-name="P5" draw:layer="layout" svg:width="2.632cm" svg:height="0.02cm" svg:x="6.881cm" svg:y="4.308cm" svg:viewBox="0 0 2633 21" draw:points="0,0 2633,0 2633,21 0,21">
          <text:p/>
        </draw:polygon>
        <draw:polygon draw:style-name="gr4" draw:text-style-name="P5" draw:layer="layout" svg:width="1.029cm" svg:height="0.02cm" svg:x="5.871cm" svg:y="4.308cm" svg:viewBox="0 0 1030 21" draw:points="0,0 1030,0 1030,21 0,21">
          <text:p/>
        </draw:polygon>
        <draw:polygon draw:style-name="gr5" draw:text-style-name="P6" draw:layer="layout" svg:width="0.019cm" svg:height="0.416cm" svg:x="6.881cm" svg:y="3.912cm" svg:viewBox="0 0 20 417" draw:points="0,0 20,0 20,417 0,417">
          <text:p/>
        </draw:polygon>
        <draw:polygon draw:style-name="gr4" draw:text-style-name="P5" draw:layer="layout" svg:width="2.691cm" svg:height="0.02cm" svg:x="3.18cm" svg:y="4.308cm" svg:viewBox="0 0 2692 21" draw:points="0,0 2692,0 2692,21 0,21">
          <text:p/>
        </draw:polygon>
        <draw:polygon draw:style-name="gr4" draw:text-style-name="P5" draw:layer="layout" svg:width="2.019cm" svg:height="0.02cm" svg:x="1.181cm" svg:y="4.308cm" svg:viewBox="0 0 2020 21" draw:points="0,0 2020,0 2020,21 0,21">
          <text:p/>
        </draw:polygon>
        <draw:polygon draw:style-name="gr5" draw:text-style-name="P6" draw:layer="layout" svg:width="0.02cm" svg:height="0.416cm" svg:x="3.18cm" svg:y="3.912cm" svg:viewBox="0 0 21 417" draw:points="0,0 21,0 21,417 0,417">
          <text:p/>
        </draw:polygon>
        <draw:polygon draw:style-name="gr4" draw:text-style-name="P5" draw:layer="layout" svg:width="1.267cm" svg:height="0.02cm" svg:x="18.735cm" svg:y="3.912cm" svg:viewBox="0 0 1268 21" draw:points="0,0 1268,0 1268,21 0,21">
          <text:p/>
        </draw:polygon>
        <draw:polygon draw:style-name="gr4" draw:text-style-name="P5" draw:layer="layout" svg:width="1.266cm" svg:height="0.02cm" svg:x="17.469cm" svg:y="3.912cm" svg:viewBox="0 0 1267 21" draw:points="0,0 1267,0 1267,21 0,21">
          <text:p/>
        </draw:polygon>
        <draw:polygon draw:style-name="gr4" draw:text-style-name="P5" draw:layer="layout" svg:width="1.366cm" svg:height="0.02cm" svg:x="16.123cm" svg:y="3.912cm" svg:viewBox="0 0 1367 21" draw:points="0,0 1367,0 1367,21 0,21">
          <text:p/>
        </draw:polygon>
        <draw:polygon draw:style-name="gr5" draw:text-style-name="P6" draw:layer="layout" svg:width="0.02cm" svg:height="0.416cm" svg:x="17.469cm" svg:y="3.516cm" svg:viewBox="0 0 21 417" draw:points="0,0 21,0 21,417 0,417">
          <text:p/>
        </draw:polygon>
        <draw:polygon draw:style-name="gr4" draw:text-style-name="P5" draw:layer="layout" svg:width="1.267cm" svg:height="0.02cm" svg:x="14.856cm" svg:y="3.912cm" svg:viewBox="0 0 1268 21" draw:points="0,0 1268,0 1268,21 0,21">
          <text:p/>
        </draw:polygon>
        <draw:polygon draw:style-name="gr4" draw:text-style-name="P5" draw:layer="layout" svg:width="0.97cm" svg:height="0.02cm" svg:x="13.906cm" svg:y="3.912cm" svg:viewBox="0 0 971 21" draw:points="0,0 971,0 971,21 0,21">
          <text:p/>
        </draw:polygon>
        <draw:polygon draw:style-name="gr5" draw:text-style-name="P6" draw:layer="layout" svg:width="0.02cm" svg:height="0.416cm" svg:x="14.856cm" svg:y="3.516cm" svg:viewBox="0 0 21 417" draw:points="0,0 21,0 21,417 0,417">
          <text:p/>
        </draw:polygon>
        <draw:polygon draw:style-name="gr4" draw:text-style-name="P5" draw:layer="layout" svg:width="1.266cm" svg:height="0.02cm" svg:x="12.64cm" svg:y="3.912cm" svg:viewBox="0 0 1267 21" draw:points="0,0 1267,0 1267,21 0,21">
          <text:p/>
        </draw:polygon>
        <draw:polygon draw:style-name="gr4" draw:text-style-name="P5" draw:layer="layout" svg:width="0.871cm" svg:height="0.02cm" svg:x="11.789cm" svg:y="3.912cm" svg:viewBox="0 0 872 21" draw:points="0,0 872,0 872,21 0,21">
          <text:p/>
        </draw:polygon>
        <draw:polygon draw:style-name="gr5" draw:text-style-name="P6" draw:layer="layout" svg:width="0.02cm" svg:height="0.416cm" svg:x="12.64cm" svg:y="3.516cm" svg:viewBox="0 0 21 417" draw:points="0,0 21,0 21,417 0,417">
          <text:p/>
        </draw:polygon>
        <draw:polygon draw:style-name="gr4" draw:text-style-name="P5" draw:layer="layout" svg:width="1.267cm" svg:height="0.02cm" svg:x="10.522cm" svg:y="3.912cm" svg:viewBox="0 0 1268 21" draw:points="0,0 1268,0 1268,21 0,21">
          <text:p/>
        </draw:polygon>
        <draw:polygon draw:style-name="gr4" draw:text-style-name="P5" draw:layer="layout" svg:width="1.029cm" svg:height="0.02cm" svg:x="9.513cm" svg:y="3.912cm" svg:viewBox="0 0 1030 21" draw:points="0,0 1030,0 1030,21 0,21">
          <text:p/>
        </draw:polygon>
        <draw:polygon draw:style-name="gr5" draw:text-style-name="P6" draw:layer="layout" svg:width="0.02cm" svg:height="0.416cm" svg:x="10.522cm" svg:y="3.516cm" svg:viewBox="0 0 21 417" draw:points="0,0 21,0 21,417 0,417">
          <text:p/>
        </draw:polygon>
        <draw:polygon draw:style-name="gr4" draw:text-style-name="P5" draw:layer="layout" svg:width="2.632cm" svg:height="0.02cm" svg:x="6.881cm" svg:y="3.912cm" svg:viewBox="0 0 2633 21" draw:points="0,0 2633,0 2633,21 0,21">
          <text:p/>
        </draw:polygon>
        <draw:polygon draw:style-name="gr4" draw:text-style-name="P5" draw:layer="layout" svg:width="1.029cm" svg:height="0.02cm" svg:x="5.871cm" svg:y="3.912cm" svg:viewBox="0 0 1030 21" draw:points="0,0 1030,0 1030,21 0,21">
          <text:p/>
        </draw:polygon>
        <draw:polygon draw:style-name="gr5" draw:text-style-name="P6" draw:layer="layout" svg:width="0.019cm" svg:height="0.416cm" svg:x="6.881cm" svg:y="3.516cm" svg:viewBox="0 0 20 417" draw:points="0,0 20,0 20,417 0,417">
          <text:p/>
        </draw:polygon>
        <draw:polygon draw:style-name="gr4" draw:text-style-name="P5" draw:layer="layout" svg:width="2.691cm" svg:height="0.02cm" svg:x="3.18cm" svg:y="3.912cm" svg:viewBox="0 0 2692 21" draw:points="0,0 2692,0 2692,21 0,21">
          <text:p/>
        </draw:polygon>
        <draw:polygon draw:style-name="gr4" draw:text-style-name="P5" draw:layer="layout" svg:width="2.019cm" svg:height="0.02cm" svg:x="1.181cm" svg:y="3.912cm" svg:viewBox="0 0 2020 21" draw:points="0,0 2020,0 2020,21 0,21">
          <text:p/>
        </draw:polygon>
        <draw:polygon draw:style-name="gr5" draw:text-style-name="P6" draw:layer="layout" svg:width="0.02cm" svg:height="0.416cm" svg:x="3.18cm" svg:y="3.516cm" svg:viewBox="0 0 21 417" draw:points="0,0 21,0 21,417 0,417">
          <text:p/>
        </draw:polygon>
        <draw:polygon draw:style-name="gr4" draw:text-style-name="P5" draw:layer="layout" svg:width="1.267cm" svg:height="0.02cm" svg:x="18.735cm" svg:y="3.516cm" svg:viewBox="0 0 1268 21" draw:points="0,0 1268,0 1268,21 0,21">
          <text:p/>
        </draw:polygon>
        <draw:polygon draw:style-name="gr4" draw:text-style-name="P5" draw:layer="layout" svg:width="1.266cm" svg:height="0.02cm" svg:x="17.469cm" svg:y="3.516cm" svg:viewBox="0 0 1267 21" draw:points="0,0 1267,0 1267,21 0,21">
          <text:p/>
        </draw:polygon>
        <draw:polygon draw:style-name="gr4" draw:text-style-name="P5" draw:layer="layout" svg:width="1.366cm" svg:height="0.02cm" svg:x="16.123cm" svg:y="3.516cm" svg:viewBox="0 0 1367 21" draw:points="0,0 1367,0 1367,21 0,21">
          <text:p/>
        </draw:polygon>
        <draw:polygon draw:style-name="gr5" draw:text-style-name="P6" draw:layer="layout" svg:width="0.02cm" svg:height="0.416cm" svg:x="17.469cm" svg:y="3.12cm" svg:viewBox="0 0 21 417" draw:points="0,0 21,0 21,417 0,417">
          <text:p/>
        </draw:polygon>
        <draw:polygon draw:style-name="gr4" draw:text-style-name="P5" draw:layer="layout" svg:width="1.267cm" svg:height="0.02cm" svg:x="14.856cm" svg:y="3.516cm" svg:viewBox="0 0 1268 21" draw:points="0,0 1268,0 1268,21 0,21">
          <text:p/>
        </draw:polygon>
        <draw:polygon draw:style-name="gr4" draw:text-style-name="P5" draw:layer="layout" svg:width="0.97cm" svg:height="0.02cm" svg:x="13.906cm" svg:y="3.516cm" svg:viewBox="0 0 971 21" draw:points="0,0 971,0 971,21 0,21">
          <text:p/>
        </draw:polygon>
        <draw:polygon draw:style-name="gr5" draw:text-style-name="P6" draw:layer="layout" svg:width="0.02cm" svg:height="0.416cm" svg:x="14.856cm" svg:y="3.12cm" svg:viewBox="0 0 21 417" draw:points="0,0 21,0 21,417 0,417">
          <text:p/>
        </draw:polygon>
        <draw:polygon draw:style-name="gr4" draw:text-style-name="P5" draw:layer="layout" svg:width="1.266cm" svg:height="0.02cm" svg:x="12.64cm" svg:y="3.516cm" svg:viewBox="0 0 1267 21" draw:points="0,0 1267,0 1267,21 0,21">
          <text:p/>
        </draw:polygon>
        <draw:polygon draw:style-name="gr4" draw:text-style-name="P5" draw:layer="layout" svg:width="0.871cm" svg:height="0.02cm" svg:x="11.789cm" svg:y="3.516cm" svg:viewBox="0 0 872 21" draw:points="0,0 872,0 872,21 0,21">
          <text:p/>
        </draw:polygon>
        <draw:polygon draw:style-name="gr5" draw:text-style-name="P6" draw:layer="layout" svg:width="0.02cm" svg:height="0.416cm" svg:x="12.64cm" svg:y="3.12cm" svg:viewBox="0 0 21 417" draw:points="0,0 21,0 21,417 0,417">
          <text:p/>
        </draw:polygon>
        <draw:polygon draw:style-name="gr4" draw:text-style-name="P5" draw:layer="layout" svg:width="1.267cm" svg:height="0.02cm" svg:x="10.522cm" svg:y="3.516cm" svg:viewBox="0 0 1268 21" draw:points="0,0 1268,0 1268,21 0,21">
          <text:p/>
        </draw:polygon>
        <draw:polygon draw:style-name="gr4" draw:text-style-name="P5" draw:layer="layout" svg:width="1.029cm" svg:height="0.02cm" svg:x="9.513cm" svg:y="3.516cm" svg:viewBox="0 0 1030 21" draw:points="0,0 1030,0 1030,21 0,21">
          <text:p/>
        </draw:polygon>
        <draw:polygon draw:style-name="gr5" draw:text-style-name="P6" draw:layer="layout" svg:width="0.02cm" svg:height="0.416cm" svg:x="10.522cm" svg:y="3.12cm" svg:viewBox="0 0 21 417" draw:points="0,0 21,0 21,417 0,417">
          <text:p/>
        </draw:polygon>
        <draw:polygon draw:style-name="gr4" draw:text-style-name="P5" draw:layer="layout" svg:width="2.632cm" svg:height="0.02cm" svg:x="6.881cm" svg:y="3.516cm" svg:viewBox="0 0 2633 21" draw:points="0,0 2633,0 2633,21 0,21">
          <text:p/>
        </draw:polygon>
        <draw:polygon draw:style-name="gr4" draw:text-style-name="P5" draw:layer="layout" svg:width="1.029cm" svg:height="0.02cm" svg:x="5.871cm" svg:y="3.516cm" svg:viewBox="0 0 1030 21" draw:points="0,0 1030,0 1030,21 0,21">
          <text:p/>
        </draw:polygon>
        <draw:polygon draw:style-name="gr5" draw:text-style-name="P6" draw:layer="layout" svg:width="0.019cm" svg:height="0.416cm" svg:x="6.881cm" svg:y="3.12cm" svg:viewBox="0 0 20 417" draw:points="0,0 20,0 20,417 0,417">
          <text:p/>
        </draw:polygon>
        <draw:polygon draw:style-name="gr4" draw:text-style-name="P5" draw:layer="layout" svg:width="2.691cm" svg:height="0.02cm" svg:x="3.18cm" svg:y="3.516cm" svg:viewBox="0 0 2692 21" draw:points="0,0 2692,0 2692,21 0,21">
          <text:p/>
        </draw:polygon>
        <draw:polygon draw:style-name="gr4" draw:text-style-name="P5" draw:layer="layout" svg:width="2.019cm" svg:height="0.02cm" svg:x="1.181cm" svg:y="3.516cm" svg:viewBox="0 0 2020 21" draw:points="0,0 2020,0 2020,21 0,21">
          <text:p/>
        </draw:polygon>
        <draw:polygon draw:style-name="gr5" draw:text-style-name="P6" draw:layer="layout" svg:width="0.02cm" svg:height="0.416cm" svg:x="3.18cm" svg:y="3.12cm" svg:viewBox="0 0 21 417" draw:points="0,0 21,0 21,417 0,417">
          <text:p/>
        </draw:polygon>
        <draw:polygon draw:style-name="gr6" draw:text-style-name="P7" draw:layer="layout" svg:width="1.267cm" svg:height="0.02cm" svg:x="18.735cm" svg:y="3.12cm" svg:viewBox="0 0 1268 21" draw:points="0,0 1268,0 1268,21 0,21">
          <text:p/>
        </draw:polygon>
        <draw:polygon draw:style-name="gr6" draw:text-style-name="P7" draw:layer="layout" svg:width="1.266cm" svg:height="0.02cm" svg:x="17.469cm" svg:y="3.12cm" svg:viewBox="0 0 1267 21" draw:points="0,0 1267,0 1267,21 0,21">
          <text:p/>
        </draw:polygon>
        <draw:polygon draw:style-name="gr6" draw:text-style-name="P7" draw:layer="layout" svg:width="1.366cm" svg:height="0.02cm" svg:x="16.123cm" svg:y="3.12cm" svg:viewBox="0 0 1367 21" draw:points="0,0 1367,0 1367,21 0,21">
          <text:p/>
        </draw:polygon>
        <draw:polygon draw:style-name="gr7" draw:text-style-name="P8" draw:layer="layout" svg:width="0.02cm" svg:height="0.356cm" svg:x="17.469cm" svg:y="2.784cm" svg:viewBox="0 0 21 357" draw:points="0,0 21,0 21,357 0,357">
          <text:p/>
        </draw:polygon>
        <draw:polygon draw:style-name="gr6" draw:text-style-name="P7" draw:layer="layout" svg:width="1.267cm" svg:height="0.02cm" svg:x="14.856cm" svg:y="3.12cm" svg:viewBox="0 0 1268 21" draw:points="0,0 1268,0 1268,21 0,21">
          <text:p/>
        </draw:polygon>
        <draw:polygon draw:style-name="gr6" draw:text-style-name="P7" draw:layer="layout" svg:width="0.97cm" svg:height="0.02cm" svg:x="13.906cm" svg:y="3.12cm" svg:viewBox="0 0 971 21" draw:points="0,0 971,0 971,21 0,21">
          <text:p/>
        </draw:polygon>
        <draw:polygon draw:style-name="gr7" draw:text-style-name="P8" draw:layer="layout" svg:width="0.02cm" svg:height="0.356cm" svg:x="14.856cm" svg:y="2.784cm" svg:viewBox="0 0 21 357" draw:points="0,0 21,0 21,357 0,357">
          <text:p/>
        </draw:polygon>
        <draw:polygon draw:style-name="gr6" draw:text-style-name="P7" draw:layer="layout" svg:width="1.266cm" svg:height="0.02cm" svg:x="12.64cm" svg:y="3.12cm" svg:viewBox="0 0 1267 21" draw:points="0,0 1267,0 1267,21 0,21">
          <text:p/>
        </draw:polygon>
        <draw:polygon draw:style-name="gr6" draw:text-style-name="P7" draw:layer="layout" svg:width="0.871cm" svg:height="0.02cm" svg:x="11.789cm" svg:y="3.12cm" svg:viewBox="0 0 872 21" draw:points="0,0 872,0 872,21 0,21">
          <text:p/>
        </draw:polygon>
        <draw:polygon draw:style-name="gr7" draw:text-style-name="P8" draw:layer="layout" svg:width="0.02cm" svg:height="0.356cm" svg:x="12.64cm" svg:y="2.784cm" svg:viewBox="0 0 21 357" draw:points="0,0 21,0 21,357 0,357">
          <text:p/>
        </draw:polygon>
        <draw:polygon draw:style-name="gr6" draw:text-style-name="P7" draw:layer="layout" svg:width="1.267cm" svg:height="0.02cm" svg:x="10.522cm" svg:y="3.12cm" svg:viewBox="0 0 1268 21" draw:points="0,0 1268,0 1268,21 0,21">
          <text:p/>
        </draw:polygon>
        <draw:polygon draw:style-name="gr6" draw:text-style-name="P7" draw:layer="layout" svg:width="1.029cm" svg:height="0.02cm" svg:x="9.513cm" svg:y="3.12cm" svg:viewBox="0 0 1030 21" draw:points="0,0 1030,0 1030,21 0,21">
          <text:p/>
        </draw:polygon>
        <draw:polygon draw:style-name="gr7" draw:text-style-name="P8" draw:layer="layout" svg:width="0.02cm" svg:height="0.356cm" svg:x="10.522cm" svg:y="2.784cm" svg:viewBox="0 0 21 357" draw:points="0,0 21,0 21,357 0,357">
          <text:p/>
        </draw:polygon>
        <draw:polygon draw:style-name="gr6" draw:text-style-name="P7" draw:layer="layout" svg:width="2.632cm" svg:height="0.02cm" svg:x="6.881cm" svg:y="3.12cm" svg:viewBox="0 0 2633 21" draw:points="0,0 2633,0 2633,21 0,21">
          <text:p/>
        </draw:polygon>
        <draw:polygon draw:style-name="gr6" draw:text-style-name="P7" draw:layer="layout" svg:width="1.029cm" svg:height="0.02cm" svg:x="5.871cm" svg:y="3.12cm" svg:viewBox="0 0 1030 21" draw:points="0,0 1030,0 1030,21 0,21">
          <text:p/>
        </draw:polygon>
        <draw:polygon draw:style-name="gr7" draw:text-style-name="P8" draw:layer="layout" svg:width="0.019cm" svg:height="0.356cm" svg:x="6.881cm" svg:y="2.784cm" svg:viewBox="0 0 20 357" draw:points="0,0 20,0 20,357 0,357">
          <text:p/>
        </draw:polygon>
        <draw:polygon draw:style-name="gr6" draw:text-style-name="P7" draw:layer="layout" svg:width="2.691cm" svg:height="0.02cm" svg:x="3.18cm" svg:y="3.12cm" svg:viewBox="0 0 2692 21" draw:points="0,0 2692,0 2692,21 0,21">
          <text:p/>
        </draw:polygon>
        <draw:polygon draw:style-name="gr6" draw:text-style-name="P7" draw:layer="layout" svg:width="2.019cm" svg:height="0.02cm" svg:x="1.181cm" svg:y="3.12cm" svg:viewBox="0 0 2020 21" draw:points="0,0 2020,0 2020,21 0,21">
          <text:p/>
        </draw:polygon>
        <draw:polygon draw:style-name="gr7" draw:text-style-name="P8" draw:layer="layout" svg:width="0.02cm" svg:height="0.356cm" svg:x="3.18cm" svg:y="2.784cm" svg:viewBox="0 0 21 357" draw:points="0,0 21,0 21,357 0,357">
          <text:p/>
        </draw:polygon>
        <draw:polygon draw:style-name="gr4" draw:text-style-name="P5" draw:layer="layout" svg:width="18.663cm" svg:height="0.02cm" svg:x="1.181cm" svg:y="5.099cm" svg:viewBox="0 0 18664 21" draw:points="0,0 18664,0 18664,21 0,21">
          <text:p/>
        </draw:polygon>
        <draw:polygon draw:style-name="gr1" draw:text-style-name="P1" draw:layer="layout" svg:width="1.82cm" svg:height="0.297cm" svg:x="16.341cm" svg:y="1.24cm" svg:viewBox="0 0 1821 298" draw:points="0,0 1821,0 1821,298 0,298">
          <text:p/>
        </draw:polygon>
        <draw:polygon draw:style-name="gr8" draw:text-style-name="P9" draw:layer="layout" svg:width="1.465cm" svg:height="0.019cm" svg:x="16.694cm" svg:y="1.498cm" svg:viewBox="0 0 1466 20" draw:points="0,0 1466,0 1466,20 0,20">
          <text:p/>
        </draw:polygon>
        <draw:frame draw:style-name="gr2" draw:text-style-name="P3" draw:layer="layout" svg:width="0.463cm" svg:height="0.331cm" svg:x="19.611cm" svg:y="28.854cm">
          <draw:text-box>
            <text:p text:style-name="P2"><text:span text:style-name="T1">1/1</text:span></text:p>
          </draw:text-box>
        </draw:frame>
        <draw:polygon draw:style-name="gr1" draw:text-style-name="P1" draw:layer="layout" svg:width="1.425cm" svg:height="0.297cm" svg:x="18.32cm" svg:y="1.24cm" svg:viewBox="0 0 1426 298" draw:points="0,0 1426,0 1426,298 0,298">
          <text:p/>
        </draw:polygon>
        <draw:polygon draw:style-name="gr9" draw:text-style-name="P10" draw:layer="layout" svg:width="1.07cm" svg:height="0.019cm" svg:x="18.674cm" svg:y="1.498cm" svg:viewBox="0 0 1071 20" draw:points="0,0 1071,0 1071,20 0,20">
          <text:p/>
        </draw:polygon>
        <draw:frame draw:style-name="gr10" draw:text-style-name="P11" draw:layer="layout" svg:width="1.488cm" svg:height="0.297cm" svg:x="16.694cm" svg:y="1.239cm">
          <draw:text-box>
            <text:p text:style-name="P2"><text:span text:style-name="T2">Source Files</text:span></text:p>
          </draw:text-box>
        </draw:frame>
        <draw:frame draw:style-name="gr10" draw:text-style-name="P11" draw:layer="layout" svg:width="1.09cm" svg:height="0.297cm" svg:x="18.674cm" svg:y="1.239cm">
          <draw:text-box>
            <text:p text:style-name="P2"><text:span text:style-name="T3">Sessions</text:span></text:p>
          </draw:text-box>
        </draw:frame>
        <draw:polygon draw:style-name="gr11" draw:text-style-name="P12" draw:layer="layout" svg:width="0.762cm" svg:height="0.019cm" svg:x="17.087cm" svg:y="5.377cm" svg:viewBox="0 0 763 20" draw:points="0,0 763,0 763,20 0,20">
          <text:p/>
        </draw:polygon>
        <draw:polygon draw:style-name="gr1" draw:text-style-name="P1" draw:layer="layout" svg:width="1.247cm" svg:height="0.297cm" svg:x="1.28cm" svg:y="1.24cm" svg:viewBox="0 0 1248 298" draw:points="0,0 1248,0 1248,298 0,298">
          <text:p/>
        </draw:polygon>
        <draw:polygon draw:style-name="gr9" draw:text-style-name="P10" draw:layer="layout" svg:width="0.894cm" svg:height="0.019cm" svg:x="1.636cm" svg:y="1.498cm" svg:viewBox="0 0 895 20" draw:points="0,0 895,0 895,20 0,20">
          <text:p/>
        </draw:polygon>
        <draw:frame draw:style-name="gr12" draw:text-style-name="P13" draw:layer="layout" svg:width="4.036cm" svg:height="0.239cm" svg:x="15.845cm" svg:y="5.166cm">
          <draw:text-box>
            <text:p text:style-name="P2"><text:span text:style-name="T4">Created </text:span><text:span text:style-name="T4">with </text:span><text:span text:style-name="T4">JaCoCo </text:span><text:span text:style-name="T4">0.8.0.2018</text:span><text:span text:style-name="T4">01022044</text:span></text:p>
          </draw:text-box>
        </draw:frame>
        <draw:polygon draw:style-name="gr1" draw:text-style-name="P1" draw:layer="layout" svg:width="3.265cm" svg:height="0.297cm" svg:x="2.824cm" svg:y="1.24cm" svg:viewBox="0 0 3266 298" draw:points="0,0 3266,0 3266,298 0,298">
          <text:p/>
        </draw:polygon>
        <draw:frame draw:style-name="gr10" draw:text-style-name="P11" draw:layer="layout" svg:width="1.217cm" svg:height="0.297cm" svg:x="1.637cm" svg:y="1.239cm">
          <draw:text-box>
            <text:p text:style-name="P2"><text:span text:style-name="T3">Unicafe</text:span><text:span text:style-name="T5"> </text:span><text:span text:style-name="T5">&gt; </text:span></text:p>
          </draw:text-box>
        </draw:frame>
        <draw:frame draw:style-name="gr10" draw:text-style-name="P11" draw:layer="layout" svg:width="2.961cm" svg:height="0.297cm" svg:x="3.188cm" svg:y="1.239cm">
          <draw:text-box>
            <text:p text:style-name="P2"><text:span text:style-name="T5">com.myco</text:span><text:span text:style-name="T5">mpany.unic</text:span><text:span text:style-name="T5">afe</text:span></text:p>
          </draw:text-box>
        </draw:frame>
        <draw:frame draw:style-name="gr13" draw:text-style-name="P14" draw:layer="layout" svg:width="5.649cm" svg:height="0.531cm" svg:x="1.181cm" svg:y="1.919cm">
          <draw:text-box>
            <text:p text:style-name="P2"><text:span text:style-name="T6">com.</text:span><text:span text:style-name="T6">myco</text:span><text:span text:style-name="T6">mpan</text:span><text:span text:style-name="T6">y.unic</text:span><text:span text:style-name="T6">afe</text:span></text:p>
          </draw:text-box>
        </draw:frame>
        <draw:frame draw:style-name="gr10" draw:text-style-name="P11" draw:layer="layout" svg:width="0.98cm" svg:height="0.297cm" svg:x="1.3cm" svg:y="2.823cm">
          <draw:text-box>
            <text:p text:style-name="P2"><text:span text:style-name="T5">Element</text:span></text:p>
          </draw:text-box>
        </draw:frame>
        <draw:frame draw:style-name="gr10" draw:text-style-name="P11" draw:layer="layout" svg:width="2.301cm" svg:height="0.297cm" svg:x="3.319cm" svg:y="2.823cm">
          <draw:text-box>
            <text:p text:style-name="P2"><text:span text:style-name="T5">Missed Instructions</text:span></text:p>
          </draw:text-box>
        </draw:frame>
        <draw:frame draw:style-name="gr10" draw:text-style-name="P11" draw:layer="layout" svg:width="0.552cm" svg:height="0.297cm" svg:x="6.081cm" svg:y="2.823cm">
          <draw:text-box>
            <text:p text:style-name="P2"><text:span text:style-name="T5">Cov.</text:span></text:p>
          </draw:text-box>
        </draw:frame>
        <draw:frame draw:style-name="gr10" draw:text-style-name="P11" draw:layer="layout" svg:width="2.055cm" svg:height="0.297cm" svg:x="7.02cm" svg:y="2.823cm">
          <draw:text-box>
            <text:p text:style-name="P2"><text:span text:style-name="T5">Missed </text:span><text:span text:style-name="T5">Branches</text:span></text:p>
          </draw:text-box>
        </draw:frame>
        <draw:frame draw:style-name="gr10" draw:text-style-name="P11" draw:layer="layout" svg:width="0.552cm" svg:height="0.297cm" svg:x="9.723cm" svg:y="2.823cm">
          <draw:text-box>
            <text:p text:style-name="P2"><text:span text:style-name="T5">Cov</text:span><text:span text:style-name="T5">.</text:span></text:p>
          </draw:text-box>
        </draw:frame>
        <draw:frame draw:style-name="gr10" draw:text-style-name="P11" draw:layer="layout" svg:width="0.849cm" svg:height="0.297cm" svg:x="10.677cm" svg:y="2.823cm">
          <draw:text-box>
            <text:p text:style-name="P2"><text:span text:style-name="T5">Missed</text:span></text:p>
          </draw:text-box>
        </draw:frame>
        <draw:frame draw:style-name="gr10" draw:text-style-name="P11" draw:layer="layout" svg:width="0.54cm" svg:height="0.297cm" svg:x="11.836cm" svg:y="2.823cm">
          <draw:text-box>
            <text:p text:style-name="P2"><text:span text:style-name="T5">Cxty</text:span></text:p>
          </draw:text-box>
        </draw:frame>
        <draw:frame draw:style-name="gr10" draw:text-style-name="P11" draw:layer="layout" svg:width="0.849cm" svg:height="0.297cm" svg:x="12.795cm" svg:y="2.823cm">
          <draw:text-box>
            <text:p text:style-name="P2"><text:span text:style-name="T5">Missed</text:span></text:p>
          </draw:text-box>
        </draw:frame>
        <draw:frame draw:style-name="gr10" draw:text-style-name="P11" draw:layer="layout" svg:width="0.641cm" svg:height="0.297cm" svg:x="13.949cm" svg:y="2.823cm">
          <draw:text-box>
            <text:p text:style-name="P2"><text:span text:style-name="T5">Lines</text:span></text:p>
          </draw:text-box>
        </draw:frame>
        <draw:frame draw:style-name="gr10" draw:text-style-name="P11" draw:layer="layout" svg:width="0.849cm" svg:height="0.297cm" svg:x="15.011cm" svg:y="2.823cm">
          <draw:text-box>
            <text:p text:style-name="P2"><text:span text:style-name="T5">Missed</text:span></text:p>
          </draw:text-box>
        </draw:frame>
        <draw:frame draw:style-name="gr10" draw:text-style-name="P11" draw:layer="layout" svg:width="1.026cm" svg:height="0.297cm" svg:x="16.181cm" svg:y="2.823cm">
          <draw:text-box>
            <text:p text:style-name="P2"><text:span text:style-name="T5">Methods</text:span></text:p>
          </draw:text-box>
        </draw:frame>
        <draw:frame draw:style-name="gr10" draw:text-style-name="P11" draw:layer="layout" svg:width="0.849cm" svg:height="0.297cm" svg:x="17.624cm" svg:y="2.823cm">
          <draw:text-box>
            <text:p text:style-name="P2"><text:span text:style-name="T5">Missed</text:span></text:p>
          </draw:text-box>
        </draw:frame>
        <draw:frame draw:style-name="gr10" draw:text-style-name="P11" draw:layer="layout" svg:width="0.955cm" svg:height="0.297cm" svg:x="18.788cm" svg:y="2.823cm">
          <draw:text-box>
            <text:p text:style-name="P2"><text:span text:style-name="T5">Classes</text:span></text:p>
          </draw:text-box>
        </draw:frame>
        <draw:frame draw:style-name="gr10" draw:text-style-name="P11" draw:layer="layout" svg:width="0.595cm" svg:height="0.297cm" svg:x="1.3cm" svg:y="4.366cm">
          <draw:text-box>
            <text:p text:style-name="P2"><text:span text:style-name="T5">Total</text:span></text:p>
          </draw:text-box>
        </draw:frame>
        <draw:frame draw:style-name="gr10" draw:text-style-name="P11" draw:layer="layout" svg:width="1.12cm" svg:height="0.297cm" svg:x="3.319cm" svg:y="4.366cm">
          <draw:text-box>
            <text:p text:style-name="P2"><text:span text:style-name="T5">24 of 196</text:span></text:p>
          </draw:text-box>
        </draw:frame>
        <draw:frame draw:style-name="gr10" draw:text-style-name="P11" draw:layer="layout" svg:width="0.535cm" svg:height="0.297cm" svg:x="6.076cm" svg:y="4.366cm">
          <draw:text-box>
            <text:p text:style-name="P2"><text:span text:style-name="T5">87%</text:span></text:p>
          </draw:text-box>
        </draw:frame>
        <draw:frame draw:style-name="gr10" draw:text-style-name="P11" draw:layer="layout" svg:width="0.823cm" svg:height="0.297cm" svg:x="7.02cm" svg:y="4.366cm">
          <draw:text-box>
            <text:p text:style-name="P2"><text:span text:style-name="T5">0 of 12</text:span></text:p>
          </draw:text-box>
        </draw:frame>
        <draw:frame draw:style-name="gr10" draw:text-style-name="P11" draw:layer="layout" svg:width="0.263cm" svg:height="0.297cm" svg:x="11.366cm" svg:y="4.366cm">
          <draw:text-box>
            <text:p text:style-name="P2"><text:span text:style-name="T5">2</text:span></text:p>
          </draw:text-box>
        </draw:frame>
        <draw:frame draw:style-name="gr10" draw:text-style-name="P11" draw:layer="layout" svg:width="0.298cm" svg:height="0.297cm" svg:x="12.07cm" svg:y="4.366cm">
          <draw:text-box>
            <text:p text:style-name="P2"><text:span text:style-name="T5">22</text:span></text:p>
          </draw:text-box>
        </draw:frame>
        <draw:frame draw:style-name="gr10" draw:text-style-name="P11" draw:layer="layout" svg:width="0.263cm" svg:height="0.297cm" svg:x="13.483cm" svg:y="4.366cm">
          <draw:text-box>
            <text:p text:style-name="P2"><text:span text:style-name="T5">7</text:span></text:p>
          </draw:text-box>
        </draw:frame>
        <draw:frame draw:style-name="gr10" draw:text-style-name="P11" draw:layer="layout" svg:width="0.298cm" svg:height="0.297cm" svg:x="14.287cm" svg:y="4.366cm">
          <draw:text-box>
            <text:p text:style-name="P2"><text:span text:style-name="T5">53</text:span></text:p>
          </draw:text-box>
        </draw:frame>
        <draw:frame draw:style-name="gr10" draw:text-style-name="P11" draw:layer="layout" svg:width="0.263cm" svg:height="0.297cm" svg:x="15.7cm" svg:y="4.366cm">
          <draw:text-box>
            <text:p text:style-name="P2"><text:span text:style-name="T5">2</text:span></text:p>
          </draw:text-box>
        </draw:frame>
        <draw:frame draw:style-name="gr10" draw:text-style-name="P11" draw:layer="layout" svg:width="0.298cm" svg:height="0.297cm" svg:x="16.899cm" svg:y="4.366cm">
          <draw:text-box>
            <text:p text:style-name="P2"><text:span text:style-name="T5">16</text:span></text:p>
          </draw:text-box>
        </draw:frame>
        <draw:frame draw:style-name="gr10" draw:text-style-name="P11" draw:layer="layout" svg:width="0.263cm" svg:height="0.297cm" svg:x="18.312cm" svg:y="4.366cm">
          <draw:text-box>
            <text:p text:style-name="P2"><text:span text:style-name="T5">1</text:span></text:p>
          </draw:text-box>
        </draw:frame>
        <draw:polygon draw:style-name="gr1" draw:text-style-name="P1" draw:layer="layout" svg:width="1.741cm" svg:height="0.297cm" svg:x="1.3cm" svg:y="3.18cm" svg:viewBox="0 0 1742 298" draw:points="0,0 1742,0 1742,298 0,298">
          <text:p/>
        </draw:polygon>
        <draw:polygon draw:style-name="gr8" draw:text-style-name="P9" draw:layer="layout" svg:width="1.393cm" svg:height="0.02cm" svg:x="1.656cm" svg:y="3.437cm" svg:viewBox="0 0 1394 21" draw:points="0,0 1394,0 1394,21 0,21">
          <text:p/>
        </draw:polygon>
        <draw:frame draw:style-name="gr10" draw:text-style-name="P11" draw:layer="layout" svg:width="0.263cm" svg:height="0.297cm" svg:x="19.579cm" svg:y="4.366cm">
          <draw:text-box>
            <text:p text:style-name="P2"><text:span text:style-name="T5">3</text:span></text:p>
          </draw:text-box>
        </draw:frame>
        <draw:frame draw:style-name="gr14" draw:text-style-name="P4" draw:layer="layout" svg:width="0.474cm" svg:height="0.197cm" svg:x="3.319cm" svg:y="3.22cm">
          <draw:image xlink:href="Pictures/10000000000000010000000AFD0BC11460B6D1EF.png" xlink:type="simple" xlink:show="embed" xlink:actuate="onLoad">
            <text:p/>
          </draw:image>
        </draw:frame>
        <draw:frame draw:style-name="gr10" draw:text-style-name="P11" draw:layer="layout" svg:width="1.407cm" svg:height="0.297cm" svg:x="1.656cm" svg:y="3.179cm">
          <draw:text-box>
            <text:p text:style-name="P2"><text:span text:style-name="T2">Paaohjelma</text:span></text:p>
          </draw:text-box>
        </draw:frame>
        <draw:frame draw:style-name="gr10" draw:text-style-name="P11" draw:layer="layout" svg:width="0.387cm" svg:height="0.297cm" svg:x="6.223cm" svg:y="3.179cm">
          <draw:text-box>
            <text:p text:style-name="P2"><text:span text:style-name="T5">0%</text:span></text:p>
          </draw:text-box>
        </draw:frame>
        <draw:frame draw:style-name="gr10" draw:text-style-name="P11" draw:layer="layout" svg:width="0.375cm" svg:height="0.297cm" svg:x="9.879cm" svg:y="3.179cm">
          <draw:text-box>
            <text:p text:style-name="P2"><text:span text:style-name="T5">n/a</text:span></text:p>
          </draw:text-box>
        </draw:frame>
        <draw:frame draw:style-name="gr10" draw:text-style-name="P11" draw:layer="layout" svg:width="0.263cm" svg:height="0.297cm" svg:x="11.366cm" svg:y="3.179cm">
          <draw:text-box>
            <text:p text:style-name="P2"><text:span text:style-name="T5">2</text:span></text:p>
          </draw:text-box>
        </draw:frame>
        <draw:frame draw:style-name="gr10" draw:text-style-name="P11" draw:layer="layout" svg:width="0.263cm" svg:height="0.297cm" svg:x="12.217cm" svg:y="3.179cm">
          <draw:text-box>
            <text:p text:style-name="P2"><text:span text:style-name="T5">2</text:span></text:p>
          </draw:text-box>
        </draw:frame>
        <draw:frame draw:style-name="gr10" draw:text-style-name="P11" draw:layer="layout" svg:width="0.263cm" svg:height="0.297cm" svg:x="13.483cm" svg:y="3.179cm">
          <draw:text-box>
            <text:p text:style-name="P2"><text:span text:style-name="T5">7</text:span></text:p>
          </draw:text-box>
        </draw:frame>
        <draw:frame draw:style-name="gr10" draw:text-style-name="P11" draw:layer="layout" svg:width="0.263cm" svg:height="0.297cm" svg:x="14.433cm" svg:y="3.179cm">
          <draw:text-box>
            <text:p text:style-name="P2"><text:span text:style-name="T5">7</text:span></text:p>
          </draw:text-box>
        </draw:frame>
        <draw:frame draw:style-name="gr10" draw:text-style-name="P11" draw:layer="layout" svg:width="0.263cm" svg:height="0.297cm" svg:x="15.7cm" svg:y="3.179cm">
          <draw:text-box>
            <text:p text:style-name="P2"><text:span text:style-name="T5">2</text:span></text:p>
          </draw:text-box>
        </draw:frame>
        <draw:frame draw:style-name="gr10" draw:text-style-name="P11" draw:layer="layout" svg:width="0.263cm" svg:height="0.297cm" svg:x="17.046cm" svg:y="3.179cm">
          <draw:text-box>
            <text:p text:style-name="P2"><text:span text:style-name="T5">2</text:span></text:p>
          </draw:text-box>
        </draw:frame>
        <draw:frame draw:style-name="gr10" draw:text-style-name="P11" draw:layer="layout" svg:width="0.263cm" svg:height="0.297cm" svg:x="18.312cm" svg:y="3.179cm">
          <draw:text-box>
            <text:p text:style-name="P2"><text:span text:style-name="T5">1</text:span></text:p>
          </draw:text-box>
        </draw:frame>
        <draw:polygon draw:style-name="gr1" draw:text-style-name="P1" draw:layer="layout" svg:width="1.741cm" svg:height="0.296cm" svg:x="1.3cm" svg:y="3.576cm" svg:viewBox="0 0 1742 297" draw:points="0,0 1742,0 1742,297 0,297">
          <text:p/>
        </draw:polygon>
        <draw:polygon draw:style-name="gr9" draw:text-style-name="P10" draw:layer="layout" svg:width="1.393cm" svg:height="0.02cm" svg:x="1.656cm" svg:y="3.833cm" svg:viewBox="0 0 1394 21" draw:points="0,0 1394,0 1394,21 0,21">
          <text:p/>
        </draw:polygon>
        <draw:frame draw:style-name="gr10" draw:text-style-name="P11" draw:layer="layout" svg:width="0.263cm" svg:height="0.297cm" svg:x="19.579cm" svg:y="3.179cm">
          <draw:text-box>
            <text:p text:style-name="P2"><text:span text:style-name="T5">1</text:span></text:p>
          </draw:text-box>
        </draw:frame>
        <draw:frame draw:style-name="gr14" draw:text-style-name="P4" draw:layer="layout" svg:width="2.374cm" svg:height="0.197cm" svg:x="3.319cm" svg:y="3.616cm">
          <draw:image xlink:href="Pictures/10000000000000010000000A4B25D8B99120DCD7.png" xlink:type="simple" xlink:show="embed" xlink:actuate="onLoad">
            <text:p/>
          </draw:image>
        </draw:frame>
        <draw:frame draw:style-name="gr10" draw:text-style-name="P11" draw:layer="layout" svg:width="1.416cm" svg:height="0.297cm" svg:x="1.656cm" svg:y="3.575cm">
          <draw:text-box>
            <text:p text:style-name="P2"><text:span text:style-name="T3">Kassapaate</text:span></text:p>
          </draw:text-box>
        </draw:frame>
        <draw:frame draw:style-name="gr14" draw:text-style-name="P4" draw:layer="layout" svg:width="2.374cm" svg:height="0.197cm" svg:x="7.02cm" svg:y="3.616cm">
          <draw:image xlink:href="Pictures/10000000000000010000000A4B25D8B99120DCD7.png" xlink:type="simple" xlink:show="embed" xlink:actuate="onLoad">
            <text:p/>
          </draw:image>
        </draw:frame>
        <draw:frame draw:style-name="gr10" draw:text-style-name="P11" draw:layer="layout" svg:width="0.684cm" svg:height="0.297cm" svg:x="5.93cm" svg:y="3.575cm">
          <draw:text-box>
            <text:p text:style-name="P2"><text:span text:style-name="T5">100%</text:span></text:p>
          </draw:text-box>
        </draw:frame>
        <draw:frame draw:style-name="gr10" draw:text-style-name="P11" draw:layer="layout" svg:width="0.684cm" svg:height="0.297cm" svg:x="9.571cm" svg:y="3.575cm">
          <draw:text-box>
            <text:p text:style-name="P2"><text:span text:style-name="T5">100%</text:span></text:p>
          </draw:text-box>
        </draw:frame>
        <draw:frame draw:style-name="gr10" draw:text-style-name="P11" draw:layer="layout" svg:width="0.263cm" svg:height="0.297cm" svg:x="11.366cm" svg:y="3.575cm">
          <draw:text-box>
            <text:p text:style-name="P2"><text:span text:style-name="T5">0</text:span></text:p>
          </draw:text-box>
        </draw:frame>
        <draw:frame draw:style-name="gr10" draw:text-style-name="P11" draw:layer="layout" svg:width="0.298cm" svg:height="0.297cm" svg:x="12.07cm" svg:y="3.575cm">
          <draw:text-box>
            <text:p text:style-name="P2"><text:span text:style-name="T5">14</text:span></text:p>
          </draw:text-box>
        </draw:frame>
        <draw:frame draw:style-name="gr10" draw:text-style-name="P11" draw:layer="layout" svg:width="0.263cm" svg:height="0.297cm" svg:x="13.483cm" svg:y="3.575cm">
          <draw:text-box>
            <text:p text:style-name="P2"><text:span text:style-name="T5">0</text:span></text:p>
          </draw:text-box>
        </draw:frame>
        <draw:frame draw:style-name="gr10" draw:text-style-name="P11" draw:layer="layout" svg:width="0.298cm" svg:height="0.297cm" svg:x="14.287cm" svg:y="3.575cm">
          <draw:text-box>
            <text:p text:style-name="P2"><text:span text:style-name="T5">33</text:span></text:p>
          </draw:text-box>
        </draw:frame>
        <draw:frame draw:style-name="gr10" draw:text-style-name="P11" draw:layer="layout" svg:width="0.263cm" svg:height="0.297cm" svg:x="15.7cm" svg:y="3.575cm">
          <draw:text-box>
            <text:p text:style-name="P2"><text:span text:style-name="T5">0</text:span></text:p>
          </draw:text-box>
        </draw:frame>
        <draw:frame draw:style-name="gr10" draw:text-style-name="P11" draw:layer="layout" svg:width="0.263cm" svg:height="0.297cm" svg:x="17.046cm" svg:y="3.575cm">
          <draw:text-box>
            <text:p text:style-name="P2"><text:span text:style-name="T5">9</text:span></text:p>
          </draw:text-box>
        </draw:frame>
        <draw:frame draw:style-name="gr10" draw:text-style-name="P11" draw:layer="layout" svg:width="0.263cm" svg:height="0.297cm" svg:x="18.312cm" svg:y="3.575cm">
          <draw:text-box>
            <text:p text:style-name="P2"><text:span text:style-name="T5">0</text:span></text:p>
          </draw:text-box>
        </draw:frame>
        <draw:polygon draw:style-name="gr1" draw:text-style-name="P1" draw:layer="layout" svg:width="1.702cm" svg:height="0.297cm" svg:x="1.3cm" svg:y="3.971cm" svg:viewBox="0 0 1703 298" draw:points="0,0 1703,0 1703,298 0,298">
          <text:p/>
        </draw:polygon>
        <draw:polygon draw:style-name="gr8" draw:text-style-name="P9" draw:layer="layout" svg:width="1.348cm" svg:height="0.019cm" svg:x="1.656cm" svg:y="4.229cm" svg:viewBox="0 0 1349 20" draw:points="0,0 1349,0 1349,20 0,20">
          <text:p/>
        </draw:polygon>
        <draw:frame draw:style-name="gr10" draw:text-style-name="P11" draw:layer="layout" svg:width="0.263cm" svg:height="0.297cm" svg:x="19.579cm" svg:y="3.575cm">
          <draw:text-box>
            <text:p text:style-name="P2"><text:span text:style-name="T5">1</text:span></text:p>
          </draw:text-box>
        </draw:frame>
        <draw:frame draw:style-name="gr14" draw:text-style-name="P4" draw:layer="layout" svg:width="1.048cm" svg:height="0.197cm" svg:x="3.319cm" svg:y="4.011cm">
          <draw:image xlink:href="Pictures/10000000000000010000000A4B25D8B99120DCD7.png" xlink:type="simple" xlink:show="embed" xlink:actuate="onLoad">
            <text:p/>
          </draw:image>
        </draw:frame>
        <draw:frame draw:style-name="gr10" draw:text-style-name="P11" draw:layer="layout" svg:width="1.374cm" svg:height="0.297cm" svg:x="1.656cm" svg:y="3.971cm">
          <draw:text-box>
            <text:p text:style-name="P2"><text:span text:style-name="T2">Maksukortti</text:span></text:p>
          </draw:text-box>
        </draw:frame>
        <draw:frame draw:style-name="gr14" draw:text-style-name="P4" draw:layer="layout" svg:width="0.474cm" svg:height="0.197cm" svg:x="7.02cm" svg:y="4.011cm">
          <draw:image xlink:href="Pictures/10000000000000010000000A4B25D8B99120DCD7.png" xlink:type="simple" xlink:show="embed" xlink:actuate="onLoad">
            <text:p/>
          </draw:image>
        </draw:frame>
        <draw:frame draw:style-name="gr10" draw:text-style-name="P11" draw:layer="layout" svg:width="0.684cm" svg:height="0.297cm" svg:x="5.93cm" svg:y="3.971cm">
          <draw:text-box>
            <text:p text:style-name="P2"><text:span text:style-name="T5">100%</text:span></text:p>
          </draw:text-box>
        </draw:frame>
        <draw:frame draw:style-name="gr10" draw:text-style-name="P11" draw:layer="layout" svg:width="0.684cm" svg:height="0.297cm" svg:x="9.571cm" svg:y="3.971cm">
          <draw:text-box>
            <text:p text:style-name="P2"><text:span text:style-name="T5">100%</text:span></text:p>
          </draw:text-box>
        </draw:frame>
        <draw:frame draw:style-name="gr10" draw:text-style-name="P11" draw:layer="layout" svg:width="0.263cm" svg:height="0.297cm" svg:x="11.366cm" svg:y="3.971cm">
          <draw:text-box>
            <text:p text:style-name="P2"><text:span text:style-name="T5">0</text:span></text:p>
          </draw:text-box>
        </draw:frame>
        <draw:frame draw:style-name="gr10" draw:text-style-name="P11" draw:layer="layout" svg:width="0.263cm" svg:height="0.297cm" svg:x="12.217cm" svg:y="3.971cm">
          <draw:text-box>
            <text:p text:style-name="P2"><text:span text:style-name="T5">6</text:span></text:p>
          </draw:text-box>
        </draw:frame>
        <draw:frame draw:style-name="gr10" draw:text-style-name="P11" draw:layer="layout" svg:width="0.263cm" svg:height="0.297cm" svg:x="13.483cm" svg:y="3.971cm">
          <draw:text-box>
            <text:p text:style-name="P2"><text:span text:style-name="T5">0</text:span></text:p>
          </draw:text-box>
        </draw:frame>
        <draw:frame draw:style-name="gr10" draw:text-style-name="P11" draw:layer="layout" svg:width="0.298cm" svg:height="0.297cm" svg:x="14.287cm" svg:y="3.971cm">
          <draw:text-box>
            <text:p text:style-name="P2"><text:span text:style-name="T5">13</text:span></text:p>
          </draw:text-box>
        </draw:frame>
        <draw:frame draw:style-name="gr10" draw:text-style-name="P11" draw:layer="layout" svg:width="0.263cm" svg:height="0.297cm" svg:x="15.7cm" svg:y="3.971cm">
          <draw:text-box>
            <text:p text:style-name="P2"><text:span text:style-name="T5">0</text:span></text:p>
          </draw:text-box>
        </draw:frame>
        <draw:frame draw:style-name="gr10" draw:text-style-name="P11" draw:layer="layout" svg:width="0.263cm" svg:height="0.297cm" svg:x="17.046cm" svg:y="3.971cm">
          <draw:text-box>
            <text:p text:style-name="P2"><text:span text:style-name="T5">5</text:span></text:p>
          </draw:text-box>
        </draw:frame>
        <draw:frame draw:style-name="gr10" draw:text-style-name="P11" draw:layer="layout" svg:width="0.263cm" svg:height="0.297cm" svg:x="18.312cm" svg:y="3.971cm">
          <draw:text-box>
            <text:p text:style-name="P2"><text:span text:style-name="T5">0</text:span></text:p>
          </draw:text-box>
        </draw:frame>
        <draw:frame draw:style-name="gr10" draw:text-style-name="P11" draw:layer="layout" svg:width="0.263cm" svg:height="0.297cm" svg:x="19.579cm" svg:y="3.971cm">
          <draw:text-box>
            <text:p text:style-name="P2"><text:span text:style-name="T5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19T17:27:52.061054942</dc:date>
    <meta:editing-duration>PT2M52S</meta:editing-duration>
    <meta:editing-cycles>1</meta:editing-cycles>
    <meta:document-statistic meta:object-count="213"/>
    <meta:generator>LibreOffice/6.0.7.3$Linux_X86_64 LibreOffice_project/00m0$Build-3</meta:generator>
  </office:meta>
</office:document-meta>
</file>